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.616cm"/>
    </style:style>
    <style:style style:name="co16" style:family="table-column">
      <style:table-column-properties fo:break-before="auto" style:column-width="0.497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cm"/>
    </style:style>
    <style:style style:name="co21" style:family="table-column">
      <style:table-column-properties fo:break-before="auto" style:column-width="5.001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5-01T10:20:58" calcext:value-type="date">
            <text:p>2026-05-01 10:20:58</text:p>
          </table:table-cell>
          <table:table-cell table:style-name="ce22" office:value-type="date" office:date-value="2026-05-01" calcext:value-type="date">
            <text:p>2026-05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0H20M58S" calcext:value-type="time">
            <text:p>10:20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5-01T10:20:58" calcext:value-type="date">
            <text:p>2026-05-01 10:20:58</text:p>
          </table:table-cell>
          <table:table-cell table:style-name="ce23" office:value-type="date" office:date-value="2026-05-01" calcext:value-type="date">
            <text:p>2026-05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2H20M58S" calcext:value-type="time">
            <text:p>22:20:5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5-01T10:20:58" calcext:value-type="date">
            <text:p>2026-05-01 10:20:58</text:p>
          </table:table-cell>
          <table:table-cell table:style-name="ce24" office:value-type="date" office:date-value="2026-05-01" calcext:value-type="date">
            <text:p>2026-05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0H20M58S" calcext:value-type="time">
            <text:p>10:20:5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5-01T10:20:58" calcext:value-type="date">
            <text:p>2026-05-01 10:20:58</text:p>
          </table:table-cell>
          <table:table-cell table:style-name="ce25" office:value-type="date" office:date-value="2026-05-01" calcext:value-type="date">
            <text:p>2026-05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2H20M58S" calcext:value-type="time">
            <text:p>22:20:5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5-01T10:20:58" calcext:value-type="date">
            <text:p>2026-05-01 10:20:58</text:p>
          </table:table-cell>
          <table:table-cell table:style-name="ce26" office:value-type="date" office:date-value="2026-05-01" calcext:value-type="date">
            <text:p>2026-05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0H20M58S" calcext:value-type="time">
            <text:p>10:20:5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5-01T10:20:58" calcext:value-type="date">
            <text:p>2026-05-01 10:20:58</text:p>
          </table:table-cell>
          <table:table-cell table:style-name="ce27" office:value-type="date" office:date-value="2026-05-01" calcext:value-type="date">
            <text:p>2026-05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2H20M58S" calcext:value-type="time">
            <text:p>22:20:5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5-01T10:20:58" calcext:value-type="date">
            <text:p>2026-05-01 10:20:58</text:p>
          </table:table-cell>
          <table:table-cell table:style-name="ce28" office:value-type="date" office:date-value="2026-05-01" calcext:value-type="date">
            <text:p>2026-05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0H20M58S" calcext:value-type="time">
            <text:p>10:20:5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5-01T10:20:58" calcext:value-type="date">
            <text:p>2026-05-01 10:20:58</text:p>
          </table:table-cell>
          <table:table-cell table:style-name="ce29" office:value-type="date" office:date-value="2026-05-01" calcext:value-type="date">
            <text:p>2026-05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2H20M58S" calcext:value-type="time">
            <text:p>22:20:5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5-01T10:20:58" calcext:value-type="date">
            <text:p>2026-05-01 10:20:58</text:p>
          </table:table-cell>
          <table:table-cell table:style-name="ce30" office:value-type="date" office:date-value="2026-05-01" calcext:value-type="date">
            <text:p>2026-05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0H20M58S" calcext:value-type="time">
            <text:p>10:20:58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5-01T10:20:58" calcext:value-type="date">
            <text:p>2026-05-01 10:20:58</text:p>
          </table:table-cell>
          <table:table-cell table:style-name="ce31" office:value-type="date" office:date-value="2026-05-01" calcext:value-type="date">
            <text:p>2026-05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2H20M58S" calcext:value-type="time">
            <text:p>22:20:58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7.317cm" svg:y="4.37cm" draw:caption-point-x="-0.61cm" draw:caption-point-y="1.51cm">
              <dc:creator>Autoría desconocida</dc:creator>
              <dc:date>2026-05-01T10:20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11" table:default-cell-style-name="ce114"/>
        <table:table-column table:style-name="co12" table:default-cell-style-name="ce40"/>
        <table:table-column table:style-name="co13" table:default-cell-style-name="ce40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6-05-01T10:20:59" calcext:value-type="date">
            <text:p>2026-05-01 10:20:59</text:p>
          </table:table-cell>
        </table:table-row>
      </table:table>
      <table:table table:name="Splits in 400 rows (2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6-05-01T10:20:59" calcext:value-type="date">
            <text:p>2026-05-01 10:20:59</text:p>
          </table:table-cell>
        </table:table-row>
      </table:table>
      <table:table table:name="Splits in 400 rows (3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6-05-01T10:20:59" calcext:value-type="date">
            <text:p>2026-05-01 10:20:59</text:p>
          </table:table-cell>
        </table:table-row>
      </table:table>
      <table:table table:name="Internal style names" table:style-name="ta2">
        <table:table-column table:style-name="co22" table:default-cell-style-name="ce114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 style:data-style-name="N2" text:time-value="10:20:57.8824307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10:20:56</meta:creation-date>
    <meta:generator>LibreOffice/25.2.7.2$Linux_X86_64 LibreOffice_project/520$Build-2</meta:generator>
    <meta:editing-duration>PT1S</meta:editing-duration>
    <meta:editing-cycles>2</meta:editing-cycles>
    <meta:initial-creator>Turulomio</meta:initial-creator>
    <dc:description>Este fichero ha sido generado con UnoGenerator-1.2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6-05-01T10:20:59.457169417</dc:date>
    <dc:title>Ejemplo ODS con UnoGenerator</dc:title>
    <meta:document-statistic meta:table-count="8" meta:cell-count="3390" meta:object-count="0"/>
  </office:meta>
</office:document-meta>
</file>